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265" officeooo:paragraph-rsid="0000e265"/>
    </style:style>
    <style:style style:name="P2" style:family="paragraph" style:parent-style-name="Standard" style:list-style-name="L1">
      <style:text-properties officeooo:rsid="0000e265" officeooo:paragraph-rsid="0000e265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officeooo:rsid="0000e265" officeooo:paragraph-rsid="0000e265" style:font-style-asian="italic" style:font-style-complex="italic"/>
    </style:style>
    <style:style style:name="P5" style:family="paragraph" style:parent-style-name="Standard">
      <style:text-properties fo:font-style="italic" officeooo:rsid="0000e265" officeooo:paragraph-rsid="0000e265" style:font-style-asian="italic" style:font-style-complex="italic"/>
    </style:style>
    <style:style style:name="P6" style:family="paragraph" style:parent-style-name="Standard">
      <style:text-properties fo:font-style="italic" officeooo:rsid="00017d98" officeooo:paragraph-rsid="00017d98" style:font-style-asian="italic" style:font-style-complex="italic"/>
    </style:style>
    <style:style style:name="P7" style:family="paragraph" style:parent-style-name="Standard">
      <style:text-properties fo:font-style="italic" officeooo:rsid="000190f7" officeooo:paragraph-rsid="000190f7" style:font-style-asian="italic" style:font-style-complex="italic"/>
    </style:style>
    <style:style style:name="P8" style:family="paragraph" style:parent-style-name="Standard" style:list-style-name="L2">
      <style:text-properties style:font-name="Liberation Serif" fo:font-style="italic" fo:font-weight="bold" officeooo:rsid="0006ed98" officeooo:paragraph-rsid="0006ed98" style:font-style-asian="italic" style:font-weight-asian="bold" style:font-style-complex="italic" style:font-weight-complex="bold"/>
    </style:style>
    <style:style style:name="P9" style:family="paragraph" style:parent-style-name="Standard" style:list-style-name="L2">
      <style:text-properties style:font-name="Liberation Serif" fo:font-style="italic" fo:font-weight="bold" officeooo:rsid="00085589" officeooo:paragraph-rsid="00085589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Liberation Serif" fo:font-style="italic" fo:font-weight="bold" officeooo:rsid="00085589" officeooo:paragraph-rsid="00085589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Liberation Serif" fo:font-style="italic" fo:font-weight="bold" officeooo:rsid="000a0267" officeooo:paragraph-rsid="000a0267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Liberation Serif" fo:font-style="italic" fo:font-weight="bold" officeooo:rsid="000bef48" officeooo:paragraph-rsid="000bef48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tyle="italic" fo:font-weight="bold" officeooo:rsid="000320a0" officeooo:paragraph-rsid="000320a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tyle="italic" fo:font-weight="bold" officeooo:rsid="0005c34e" officeooo:paragraph-rsid="0005c34e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fo:font-style="italic" fo:font-weight="bold" officeooo:rsid="0005c34e" officeooo:paragraph-rsid="0005c34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fo:font-style="italic" fo:font-weight="bold" officeooo:rsid="0006ed98" officeooo:paragraph-rsid="0006ed98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e265" style:font-style-asian="italic" style:font-style-complex="italic"/>
    </style:style>
    <style:style style:name="T3" style:family="text">
      <style:text-properties fo:font-style="italic" fo:font-weight="normal" officeooo:rsid="0000e265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0e265" style:font-style-asian="normal" style:font-style-complex="normal"/>
    </style:style>
    <style:style style:name="T6" style:family="text">
      <style:text-properties fo:font-style="normal" officeooo:rsid="00085589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0e265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0e26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320a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85589" style:font-style-asian="normal" style:font-weight-asian="normal" style:font-style-complex="normal" style:font-weight-complex="normal"/>
    </style:style>
    <style:style style:name="T13" style:family="text">
      <style:text-properties fo:font-style="normal" fo:background-color="#fff200" loext:char-shading-value="0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iodicidade do <text:span text:style-name="T1">impairment test</text:span><text:span text:style-name="T4">:</text:span></text:p>
      <text:list xml:id="list2816081935" text:style-name="L1">
        <text:list-item>
          <text:p text:style-name="P2"><text:span text:style-name="T4">regra geral → ao final do período de reporte, verificar se há indícios de desvalorização:</text:span></text:p>
          <text:list>
            <text:list-item>
              <text:p text:style-name="P3"><text:span text:style-name="T5">há indícios de desvalorização → realizar </text:span><text:span text:style-name="T2">impairment test</text:span><text:span text:style-name="T5">;</text:span></text:p>
            </text:list-item>
            <text:list-item>
              <text:p text:style-name="P2"><text:span text:style-name="T4">não há indícios de desvalorização → não faz nada;</text:span></text:p>
            </text:list-item>
          </text:list>
        </text:list-item>
        <text:list-item>
          <text:p text:style-name="P3"><text:span text:style-name="T5">exceções → </text:span><text:span text:style-name="T8">sempre</text:span><text:span text:style-name="T10"> ao final do período deverá ser feito o </text:span><text:span text:style-name="T3">impairment test</text:span><text:span text:style-name="T10"> para:</text:span></text:p>
          <text:list>
            <text:list-item>
              <text:p text:style-name="P4"><text:span text:style-name="T14">goodwill</text:span><text:span text:style-name="T9">;</text:span></text:p>
            </text:list-item>
            <text:list-item>
              <text:p text:style-name="P4"><text:span text:style-name="T9">ANC-Intangível com vida </text:span><text:span text:style-name="T7">indefinida</text:span><text:span text:style-name="T9">;</text:span></text:p>
            </text:list-item>
            <text:list-item>
              <text:p text:style-name="P4"><text:span text:style-name="T9">ANC-Intangível que </text:span><text:span text:style-name="T7">ainda não está em uso</text:span><text:span text:style-name="T9">.</text:span></text:p>
            </text:list-item>
          </text:list>
        </text:list-item>
      </text:list>
      <text:p text:style-name="P5"><text:span text:style-name="T9"/></text:p>
      <text:p text:style-name="P6"><text:span text:style-name="T9">Arrendamento mercantil </text:span><text:span text:style-name="T7">financeiro</text:span><text:span text:style-name="T9"> → ANC-Imobilizado ou ANC-Intangível.</text:span></text:p>
      <text:p text:style-name="P6"><text:span text:style-name="T9">Arrendamento mercantil </text:span><text:span text:style-name="T7">operacional</text:span><text:span text:style-name="T9"> → não contabiliza no ativo.</text:span></text:p>
      <text:p text:style-name="P6"><text:span text:style-name="T9"/></text:p>
      <text:p text:style-name="P7"><text:span text:style-name="T9">Exemplo: empresa contrata, em </text:span><text:span text:style-name="T11">0</text:span><text:span text:style-name="T9">1/</text:span><text:span text:style-name="T11">0</text:span><text:span text:style-name="T9">1/X1 arrendamento </text:span><text:span text:style-name="T7">operacional</text:span><text:span text:style-name="T9"> de uma máquina, para pagamento em 60 parcelas de R$ 5.000, a ser efetivado no dia 5 do mês seguinte.</text:span></text:p>
      <text:p text:style-name="P13"><text:span text:style-name="T4">Contabilização na contratação</text:span><text:span text:style-name="T9">:</text:span></text:p>
      <text:p text:style-name="P13"><text:span text:style-name="T9">Nada é feito.</text:span></text:p>
      <text:p text:style-name="P13"><text:span text:style-name="T9"/></text:p>
      <text:p text:style-name="P13"><text:span text:style-name="T4">Contabilização no dia 31/01/X1</text:span><text:span text:style-name="T9">:</text:span></text:p>
      <text:p text:style-name="P13"><text:span text:style-name="T9">D – Despesa arrendamento operacional <text:s text:c="4"/>R$ 5.000</text:span></text:p>
      <text:p text:style-name="P13"><text:span text:style-name="T9">C – Arrendamento operacional a pagar <text:s text:c="4"/>R$ 5.000</text:span></text:p>
      <text:p text:style-name="P13"><text:span text:style-name="T9"/></text:p>
      <text:p text:style-name="P13"><text:span text:style-name="T4">Contabilização no dia 05/02/X1</text:span><text:span text:style-name="T9"> (pagamento):</text:span></text:p>
      <text:p text:style-name="P13"><text:span text:style-name="T9">D – Arrendamento operacional a pagar <text:s text:c="4"/>R$ 5.000</text:span></text:p>
      <text:p text:style-name="P13"><text:span text:style-name="T9">C – Caixa <text:s text:c="31"/>R$ 5.000</text:span></text:p>
      <text:p text:style-name="P13"><text:span text:style-name="T9"/></text:p>
      <text:p text:style-name="P15"><text:span text:style-name="T9">Conhecer a literalidade do CPC 06, sobre arrendamento mercantil </text:span><text:span text:style-name="T4">financeiro</text:span><text:span text:style-name="T9">:</text:span></text:p>
      <text:p text:style-name="P14"><text:span text:style-name="T9">No começo do prazo de arrendamento mercantil, os arrendatários devem reconhecer, em contas específicas, os arrendamentos mercantis </text:span><text:span text:style-name="T4">financeiros</text:span><text:span text:style-name="T9"> como ativos e passivos nos seus balanços por quantias iguais ao </text:span><text:span text:style-name="T13">valor justo</text:span><text:span text:style-name="T9"> da propriedade arrendada ou, </text:span><text:span text:style-name="T13">se inferior</text:span><text:span text:style-name="T9">, ao </text:span><text:span text:style-name="T13">valor presente</text:span><text:span text:style-name="T9"> dos pagamentos mínimos do arrendamento mercantil, cada um determinado no início do arrendamento mercantil.</text:span></text:p>
      <text:p text:style-name="P14"><text:span text:style-name="T9"/></text:p>
      <text:p text:style-name="P16"><text:span text:style-name="T9">Reconhecimento de ANC-Intangível gerado </text:span><text:span text:style-name="T4">internamente</text:span><text:span text:style-name="T9">:</text:span></text:p>
      <text:list xml:id="list3889466359" text:style-name="L2">
        <text:list-item>
          <text:p text:style-name="P8"><text:span text:style-name="T9">ANC-Intangível resultante de </text:span><text:span text:style-name="T4">pesquisa</text:span><text:span text:style-name="T9"> → </text:span><text:span text:style-name="T4">não</text:span><text:span text:style-name="T9"> deve ser reconhecido, </text:span><text:span text:style-name="T12">os gastos com a pesquisa são reconhecidos como </text:span><text:span text:style-name="T6">despesa</text:span><text:span text:style-name="T12">;</text:span></text:p>
        </text:list-item>
        <text:list-item>
          <text:p text:style-name="P9"><text:span text:style-name="T9">ANC-Intangível resultante de </text:span><text:span text:style-name="T4">desenvolvimento</text:span><text:span text:style-name="T9"> → pode ser reconhecido, desde que atenda a todos os seguintes requisitos:</text:span></text:p>
          <text:list>
            <text:list-item>
              <text:p text:style-name="P9"><text:span text:style-name="T9">viabilidade técnica p/ concluí-lo;</text:span></text:p>
            </text:list-item>
            <text:list-item>
              <text:p text:style-name="P9"><text:span text:style-name="T9">intenção de concluí-lo e vendê-lo ou usá-lo;</text:span></text:p>
            </text:list-item>
            <text:list-item>
              <text:p text:style-name="P9"><text:span text:style-name="T9">capacidade de vendê-lo ou usá-lo;</text:span></text:p>
            </text:list-item>
            <text:list-item>
              <text:p text:style-name="P9"><text:span text:style-name="T9">forma como gerará benefícios econômicos futuros;</text:span></text:p>
            </text:list-item>
            <text:list-item>
              <text:p text:style-name="P9"><text:span text:style-name="T9">disponibilidade de recursos para concluí-lo e usá-lo ou vendê-lo; e</text:span></text:p>
            </text:list-item>
            <text:list-item>
              <text:p text:style-name="P9"><text:span text:style-name="T9">capacidade de mensurar com segurança os gastos atribuíveis durante seu desenvolvimento.</text:span></text:p>
            </text:list-item>
          </text:list>
        </text:list-item>
      </text:list>
      <text:p text:style-name="P10"><text:span text:style-name="T9"/></text:p>
      <text:p text:style-name="P11"><text:span text:style-name="T4">Não</text:span><text:span text:style-name="T9"> devem ser reconhecidos como ANC-Intangível gerado </text:span><text:span text:style-name="T4">internamente</text:span><text:span text:style-name="T9"> → marcas, títulos de publicações, listas de clientes e outros similares.</text:span></text:p>
      <text:p text:style-name="P11"><text:span text:style-name="T9"/></text:p>
      <text:p text:style-name="P12"><text:soft-page-break/><text:span text:style-name="T9">A vida útil de ANC-Intangível só deve incluir o prazo de </text:span><text:span text:style-name="T4">renovação</text:span><text:span text:style-name="T9"> se existirem evidências que suportem a renovação pela entidade </text:span><text:span text:style-name="T4">sem custo significativo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7T19:06:28.106000000</dc:date>
    <meta:editing-duration>PT48M44S</meta:editing-duration>
    <meta:editing-cycles>11</meta:editing-cycles>
    <meta:document-statistic meta:table-count="0" meta:image-count="0" meta:object-count="0" meta:page-count="2" meta:paragraph-count="32" meta:word-count="347" meta:character-count="2373" meta:non-whitespace-character-count="2026"/>
  </office:meta>
</office:document-meta>
</file>